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Dicas de comandos para o Pandas</text:p>
      <text:p text:style-name="Preformatted_20_Text"/>
      <text:p text:style-name="Preformatted_20_Text">Aula 1_11</text:p>
      <text:p text:style-name="Preformatted_20_Text"># Ativa e leitura do csv</text:p>
      <text:p text:style-name="Preformatted_20_Text">import pandas as pd</text:p>
      <text:p text:style-name="Preformatted_20_Text">df = pd.read_csv('cancer_data.csv')</text:p>
      <text:p text:style-name="Preformatted_20_Text"/>
      <text:p text:style-name="Preformatted_20_Text"># Rótulos das colunas</text:p>
      <text:p text:style-name="Preformatted_20_Text">for i, v in enumerate(df.columns):</text:p>
      <text:p text:style-name="Preformatted_20_Text"><text:s text:c="4"/>print(i, v)</text:p>
      <text:p text:style-name="Preformatted_20_Text"/>
      <text:p text:style-name="Preformatted_20_Text">Aula 1_14</text:p>
      <text:p text:style-name="Preformatted_20_Text"># Mudando o separador e a linha do cabeçalho</text:p>
      <text:p text:style-name="Preformatted_20_Text">('student_scores.csv', sep=':', header=2) (header=None)</text:p>
      <text:p text:style-name="Preformatted_20_Text"/>
      <text:p text:style-name="Preformatted_20_Text"># Colocando nomes melhores de cabeçalho</text:p>
      <text:p text:style-name="Preformatted_20_Text">labels = ['id', 'name', 'attendance', 'hw', 'test1', 'project1', 'test2', 'project2', 'final']</text:p>
      <text:p text:style-name="Preformatted_20_Text">df = pd.read_csv('student_scores.csv', names=labels)</text:p>
      <text:p text:style-name="Preformatted_20_Text"/>
      <text:p text:style-name="Preformatted_20_Text"># Selecionando coluna como índice</text:p>
      <text:p text:style-name="Preformatted_20_Text">df = pd.read_csv('student_scores.csv', index_col='Name') (index_col=['Name', 'ID']) (index=False)</text:p>
      <text:p text:style-name="Preformatted_20_Text"/>
      <text:p text:style-name="Preformatted_20_Text">Aula 1_15 'cancer_data.csv'</text:p>
      <text:p text:style-name="Preformatted_20_Text"># Tupla com as mesmas dimensões do dataframe</text:p>
      <text:p text:style-name="Preformatted_20_Text">df.shape</text:p>
      <text:p text:style-name="Preformatted_20_Text"/>
      <text:p text:style-name="Preformatted_20_Text"># Tipos de dados das colunas</text:p>
      <text:p text:style-name="Preformatted_20_Text">df.dtypes</text:p>
      <text:p text:style-name="Preformatted_20_Text"/>
      <text:p text:style-name="Preformatted_20_Text"># Embora o tipo de dados da coluna 'diagnosis' pareça ser 'object', uma investigação mais profunda</text:p>
      <text:p text:style-name="Preformatted_20_Text">type(df['diagnosis'][0])</text:p>
      <text:p text:style-name="Preformatted_20_Text"/>
      <text:p text:style-name="Preformatted_20_Text"># Resumo conciso do dataframe,</text:p>
      <text:p text:style-name="Preformatted_20_Text"># incluindo o número de valores não-nulos em cada coluna</text:p>
      <text:p text:style-name="Preformatted_20_Text">df.info()</text:p>
      <text:p text:style-name="Preformatted_20_Text"/>
      <text:p text:style-name="Preformatted_20_Text"># Número de valores únicos em cada coluna</text:p>
      <text:p text:style-name="Preformatted_20_Text">df.nunique()</text:p>
      <text:p text:style-name="Preformatted_20_Text"/>
      <text:p text:style-name="Preformatted_20_Text"># Estatísticas descritivas úteis para cada coluna de dados</text:p>
      <text:p text:style-name="Preformatted_20_Text">df.describe()</text:p>
      <text:p text:style-name="Preformatted_20_Text"/>
      <text:p text:style-name="Preformatted_20_Text"># Cabeçalho com 5 ou 20 linhas e cauda</text:p>
      <text:p text:style-name="Preformatted_20_Text">df.head(), df.head(20), df.tail(2)</text:p>
      <text:p text:style-name="Preformatted_20_Text"/>
      <text:p text:style-name="Preformatted_20_Text"># Índice e rótulo de cada coluna</text:p>
      <text:p text:style-name="Preformatted_20_Text">for i, v in enumerate(df.columns):</text:p>
      <text:p text:style-name="Preformatted_20_Text"><text:s text:c="4"/>print(i, v)</text:p>
      <text:p text:style-name="Preformatted_20_Text"/>
      <text:p text:style-name="Preformatted_20_Text"># Todas as colunas desde 'id' até a última coluna relacionada à média</text:p>
      <text:p text:style-name="Preformatted_20_Text">df_means = df.loc[:,'id':'fractal_dimension_mean'] #linha, coluna<text:tab/></text:p>
      <text:p text:style-name="Preformatted_20_Text"/>
      <text:p text:style-name="Preformatted_20_Text"># Com índices</text:p>
      <text:p text:style-name="Preformatted_20_Text">df_means = df.iloc[:,:11]</text:p>
      <text:p text:style-name="Preformatted_20_Text"/>
      <text:p text:style-name="Preformatted_20_Text"># Salvar para mais tarde</text:p>
      <text:p text:style-name="Preformatted_20_Text">df_means.to_csv('cancer_data_means.csv', index=False)</text:p>
      <text:p text:style-name="Preformatted_20_Text"><text:tab/></text:p>
      <text:p text:style-name="Preformatted_20_Text"># Fatiar dataframe usando vários pedaços</text:p>
      <text:p text:style-name="Preformatted_20_Text">desvio_padrao = df.iloc[:, np.r_[:2, 12:len(df.columns)]]<text:tab/></text:p>
      <text:p text:style-name="Preformatted_20_Text"><text:tab/></text:p>
      <text:p text:style-name="Preformatted_20_Text">Aula 1_19 "cancer_data_means.csv"</text:p>
      <text:p text:style-name="Preformatted_20_Text"># Médias para preencher valores ausentes - Obs: esta não é uma prática aconselhável!</text:p>
      <text:p text:style-name="Preformatted_20_Text"><text:soft-page-break/>df_cancer['texture_mean'].fillna(df_cancer['texture_mean'].mean(), inplace=True)</text:p>
      <text:p text:style-name="Preformatted_20_Text">df_cancer['smoothness_mean'].fillna(df_cancer['smoothness_mean'].mean(), inplace=True)</text:p>
      <text:p text:style-name="Preformatted_20_Text">df_cancer['symmetry_mean'].fillna(df_cancer['symmetry_mean'].mean(), inplace=True)</text:p>
      <text:p text:style-name="Preformatted_20_Text"># confirme sua correção com info()</text:p>
      <text:p text:style-name="Preformatted_20_Text">df_cancer.info()</text:p>
      <text:p text:style-name="Preformatted_20_Text"/>
      <text:p text:style-name="Preformatted_20_Text"># verifique se há dados duplicado</text:p>
      <text:p text:style-name="Preformatted_20_Text"># como reutilizaremos a verificação, vamos criar uma função para treinar</text:p>
      <text:p text:style-name="Preformatted_20_Text">def has_duplicate(df):</text:p>
      <text:p text:style-name="Preformatted_20_Text"><text:s text:c="4"/>if df_cancer.duplicated().any():</text:p>
      <text:p text:style-name="Preformatted_20_Text"><text:s text:c="8"/>print("Possui {0} valores duplicados".format(df.duplicated().sum()))</text:p>
      <text:p text:style-name="Preformatted_20_Text"><text:s text:c="4"/>else:</text:p>
      <text:p text:style-name="Preformatted_20_Text"><text:s text:c="8"/>print("Não possui valores duplicados")</text:p>
      <text:p text:style-name="Preformatted_20_Text"><text:s text:c="8"/></text:p>
      <text:p text:style-name="Preformatted_20_Text">has_duplicate(df_cancer)<text:tab/></text:p>
      <text:p text:style-name="Preformatted_20_Text"/>
      <text:p text:style-name="Preformatted_20_Text"># elimine dados duplicados</text:p>
      <text:p text:style-name="Preformatted_20_Text">df_cancer.drop_duplicates(inplace=True)</text:p>
      <text:p text:style-name="Preformatted_20_Text"># confirme correção verificando novamente se há dados duplicados</text:p>
      <text:p text:style-name="Preformatted_20_Text">has_duplicate(df_cancer)</text:p>
      <text:p text:style-name="Preformatted_20_Text"/>
      <text:p text:style-name="Preformatted_20_Text"># remova "_mean" dos nomes das colunas</text:p>
      <text:p text:style-name="Preformatted_20_Text">new_labels = []</text:p>
      <text:p text:style-name="Preformatted_20_Text">for col in df_cancer.columns:</text:p>
      <text:p text:style-name="Preformatted_20_Text"><text:s text:c="4"/>if '_mean' in col:</text:p>
      <text:p text:style-name="Preformatted_20_Text"><text:s text:c="8"/>new_labels.append(col[:-5]) <text:s/># exclua os últimos 6 caracteres</text:p>
      <text:p text:style-name="Preformatted_20_Text"><text:s text:c="4"/>else:</text:p>
      <text:p text:style-name="Preformatted_20_Text"><text:s text:c="8"/>new_labels.append(col)</text:p>
      <text:p text:style-name="Preformatted_20_Text"/>
      <text:p text:style-name="Preformatted_20_Text"># novos rótulos para nossas colunas</text:p>
      <text:p text:style-name="Preformatted_20_Text">new_labels</text:p>
      <text:p text:style-name="Preformatted_20_Text"/>
      <text:p text:style-name="Preformatted_20_Text"># atribua novos rótulos às colunas do dataframe</text:p>
      <text:p text:style-name="Preformatted_20_Text">df_cancer.columns = new_labels</text:p>
      <text:p text:style-name="Preformatted_20_Text"/>
      <text:p text:style-name="Preformatted_20_Text"># exiba as primeiras linhas do dataframe para confirmar as alterações</text:p>
      <text:p text:style-name="Preformatted_20_Text">df_cancer.head()</text:p>
      <text:p text:style-name="Preformatted_20_Text"/>
      <text:p text:style-name="Preformatted_20_Text"># salve as alterações para mais tarde</text:p>
      <text:p text:style-name="Preformatted_20_Text">df_cancer.to_csv('cancer_data_edited.csv', index=False)</text:p>
      <text:p text:style-name="Preformatted_20_Text"/>
      <text:p text:style-name="Preformatted_20_Text">Aula 1_22 "powerplant_data_edited.csv"</text:p>
      <text:p text:style-name="Preformatted_20_Text"># Nomes melhores</text:p>
      <text:p text:style-name="Preformatted_20_Text">df_power.columns = ['Ambient Temperature', 'Exhaust Vacuum', </text:p>
      <text:p text:style-name="Preformatted_20_Text"><text:s text:c="20"/>'Ambient Pressure', 'Relative Humidity', </text:p>
      <text:p text:style-name="Preformatted_20_Text"><text:s text:c="20"/>'Energy Output']</text:p>
      <text:p text:style-name="Preformatted_20_Text"/>
      <text:p text:style-name="Preformatted_20_Text"># Todos os gráficos<text:tab/><text:tab/><text:tab/><text:tab/><text:tab/></text:p>
      <text:p text:style-name="Preformatted_20_Text">pd.plotting.scatter_matrix(dfp, figsize=(15,15));</text:p>
      <text:p text:style-name="Preformatted_20_Text"><text:tab/><text:tab/><text:tab/><text:tab/><text:tab/></text:p>
      <text:p text:style-name="Preformatted_20_Text"># Gráfico com a relação entre temperatura e saída elétrica</text:p>
      <text:p text:style-name="Preformatted_20_Text"># pos ou neg: https://www.emathzone.com/tutorials/basic-statistics/positive-and-negative-correlation.html</text:p>
      <text:p text:style-name="Preformatted_20_Text">df_power.plot(kind="scatter", x="Ambient Temperature", y="Energy Output");</text:p>
      <text:p text:style-name="Preformatted_20_Text"/>
      <text:p text:style-name="Preformatted_20_Text"># Gráfico com a distribuição da umidade</text:p>
      <text:p text:style-name="Preformatted_20_Text"># distribuição normal: https://en.wikipedia.org/wiki/Normal_distribution</text:p>
      <text:p text:style-name="Preformatted_20_Text">df_power["Relative Humidity"].hist();</text:p>
      <text:p text:style-name="Preformatted_20_Text"/>
      <text:p text:style-name="Preformatted_20_Text"># Gráfico de caixas para cada variável</text:p>
      <text:p text:style-name="Preformatted_20_Text"># outliers em boxplots: https://www.r-statistics.com/2011/01/how-to-label-all-the-outliers-in-a-boxplot/</text:p>
      <text:p text:style-name="Preformatted_20_Text">df_power.plot(kind="box", figsize=(15,15));</text:p>
      <text:p text:style-name="Preformatted_20_Text"/>
      <text:p text:style-name="Preformatted_20_Text"/>
      <text:p text:style-name="Preformatted_20_Text"><text:soft-page-break/>Aula 1_25 "store_data.csv"</text:p>
      <text:p text:style-name="Preformatted_20_Text"># Filtrando pelo período</text:p>
      <text:p text:style-name="Preformatted_20_Text">df_store['week']</text:p>
      <text:p text:style-name="Preformatted_20_Text"/>
      <text:p text:style-name="Preformatted_20_Text"># Vendeu mais durante a semana de 13 de março de 2016</text:p>
      <text:p text:style-name="Preformatted_20_Text">print("Loja que mais vendeu durante a semana de 13 de março de 2016: {0}".format(</text:p>
      <text:p text:style-name="Preformatted_20_Text"><text:s text:c="12"/>df_store[(df_store['week'] &gt; '2016-03-12') &amp; </text:p>
      <text:p text:style-name="Preformatted_20_Text"><text:s text:c="13"/>(df_store['week'] &lt; '2016-03-21')].sum(axis=0)[1:].idxmax()))</text:p>
      <text:p text:style-name="Preformatted_20_Text"/>
      <text:p text:style-name="Preformatted_20_Text"># Pior resultado</text:p>
      <text:p text:style-name="Preformatted_20_Text">print("A loja C tem o pior resultado de vendas na semana: {0}".format(</text:p>
      <text:p text:style-name="Preformatted_20_Text"><text:s text:c="8"/>df_store.iloc[df_store['storeC'].idxmin()]['week']))</text:p>
      <text:p text:style-name="Preformatted_20_Text"/>
      <text:p text:style-name="Preformatted_20_Text"># Podemos ver as últimas linhas</text:p>
      <text:p text:style-name="Preformatted_20_Text">last_period = df_store.tail(1)</text:p>
      <text:p text:style-name="Preformatted_20_Text"/>
      <text:p text:style-name="Preformatted_20_Text"># Converter a string para datetime</text:p>
      <text:p text:style-name="Preformatted_20_Text">df_store['week'] = pd.to_datetime(df_store['week'] )</text:p>
      <text:p text:style-name="Preformatted_20_Text"/>
      <text:p text:style-name="Preformatted_20_Text"># Calcular os últimos 3 meses</text:p>
      <text:p text:style-name="Preformatted_20_Text">period_start = df_store['week'].max() - <text:s/>pd.DateOffset(months=3)</text:p>
      <text:p text:style-name="Preformatted_20_Text">period_end = df_store['week'].max()</text:p>
      <text:p text:style-name="Preformatted_20_Text"/>
      <text:p text:style-name="Preformatted_20_Text">print("A loja que mais vendeu nos últimos 3 meses foi:{0}".format(</text:p>
      <text:p text:style-name="Preformatted_20_Text"><text:s text:c="7"/>df_store[(df_store['week'] &gt;= period_start) &amp; </text:p>
      <text:p text:style-name="Preformatted_20_Text"><text:s text:c="13"/>(df_store['week'] &lt;= period_end)].sum(axis=0).idxmax()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SimSun" style:font-size-asian="12pt" style:language-asian="pt" style:country-asian="BR" style:font-name-complex="Arial1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document-statistic meta:table-count="0" meta:image-count="0" meta:object-count="0" meta:page-count="3" meta:paragraph-count="117" meta:word-count="539" meta:character-count="4777"/>
  </office:meta>
</office:document-meta>
</file>